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60.05mm" svg:height="90.05mm" svg:x="25.02mm" svg:y="247.83mm">
            <draw:object draw:notify-on-update-of-ranges="Tabelle1.A48:Tabelle1.A52 Tabelle1.B47:Tabelle1.B47 Tabelle1.B48:Tabelle1.B52 Tabelle1.A48:Tabelle1.A52 Tabelle1.C47:Tabelle1.C47 Tabelle1.C48:Tabelle1.C52 Tabelle1.A48:Tabelle1.A52 Tabelle1.D47:Tabelle1.D47 Tabelle1.D48:Tabelle1.D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8.1mm" svg:y="245.37mm">
            <draw:object draw:notify-on-update-of-ranges="Tabelle1.E48:Tabelle1.E52 Tabelle1.F47:Tabelle1.F47 Tabelle1.F48:Tabelle1.F52 Tabelle1.E48:Tabelle1.E52 Tabelle1.G47:Tabelle1.G47 Tabelle1.G48:Tabelle1.G52 Tabelle1.E48:Tabelle1.E52 Tabelle1.H47:Tabelle1.H47 Tabelle1.H48:Tabelle1.H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04mm" svg:height="90.05mm" svg:x="112.2mm" svg:y="343.72mm">
            <draw:object draw:notify-on-update-of-ranges="Tabelle1.I48:Tabelle1.I52 Tabelle1.J47:Tabelle1.J47 Tabelle1.J48:Tabelle1.J52 Tabelle1.I48:Tabelle1.I52 Tabelle1.K47:Tabelle1.K47 Tabelle1.K48:Tabelle1.K52 Tabelle1.I48:Tabelle1.I52 Tabelle1.L47:Tabelle1.L47 Tabelle1.L48:Tabelle1.L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4559116.7629673" calcext:value-type="float">
            <text:p>14559116,7629673</text:p>
          </table:table-cell>
          <table:table-cell office:value-type="float" office:value="10536455.3103299" calcext:value-type="float">
            <text:p>10536455,3103299</text:p>
          </table:table-cell>
          <table:table-cell office:value-type="float" office:value="9883488.27143329" calcext:value-type="float">
            <text:p>9883488,27143329</text:p>
          </table:table-cell>
          <table:table-cell office:value-type="float" office:value="50000" calcext:value-type="float">
            <text:p>50000</text:p>
          </table:table-cell>
          <table:table-cell office:value-type="float" office:value="2.44951015511265" calcext:value-type="float">
            <text:p>2,44951015511265</text:p>
          </table:table-cell>
          <table:table-cell office:value-type="float" office:value="2.70545818670332" calcext:value-type="float">
            <text:p>2,70545818670332</text:p>
          </table:table-cell>
          <table:table-cell office:value-type="float" office:value="5.68834457465439" calcext:value-type="float">
            <text:p>5,68834457465439</text:p>
          </table:table-cell>
          <table:table-cell office:value-type="float" office:value="50000" calcext:value-type="float">
            <text:p>50000</text:p>
          </table:table-cell>
          <table:table-cell office:value-type="float" office:value="0.0195959179422654" calcext:value-type="float">
            <text:p>0,019595917942265</text:p>
          </table:table-cell>
          <table:table-cell office:value-type="float" office:value="0" calcext:value-type="float">
            <text:p>0</text:p>
          </table:table-cell>
          <table:table-cell office:value-type="float" office:value="0.0493558507170121" calcext:value-type="float">
            <text:p>0,04935585071701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805510.20580854" calcext:value-type="float">
            <text:p>6805510,20580854</text:p>
          </table:table-cell>
          <table:table-cell office:value-type="float" office:value="7423347.20807706" calcext:value-type="float">
            <text:p>7423347,20807706</text:p>
          </table:table-cell>
          <table:table-cell office:value-type="float" office:value="6699304.20716025" calcext:value-type="float">
            <text:p>6699304,207160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3.40281295401319" calcext:value-type="float">
            <text:p>3,40281295401319</text:p>
          </table:table-cell>
          <table:table-cell office:value-type="float" office:value="6.1838874504635" calcext:value-type="float">
            <text:p>6,1838874504635</text:p>
          </table:table-cell>
          <table:table-cell office:value-type="float" office:value="5.18203087601762" calcext:value-type="float">
            <text:p>5,182030876017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473708771293079" calcext:value-type="float">
            <text:p>0,047370877129308</text:p>
          </table:table-cell>
          <table:table-cell office:value-type="float" office:value="0" calcext:value-type="float">
            <text:p>0</text:p>
          </table:table-cell>
          <table:table-cell office:value-type="float" office:value="0.0473708771293079" calcext:value-type="float">
            <text:p>0,04737087712930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326389.99745118" calcext:value-type="float">
            <text:p>3326389,99745118</text:p>
          </table:table-cell>
          <table:table-cell office:value-type="float" office:value="1910145.89039775" calcext:value-type="float">
            <text:p>1910145,89039775</text:p>
          </table:table-cell>
          <table:table-cell office:value-type="float" office:value="3845393.04638789" calcext:value-type="float">
            <text:p>3845393,04638789</text:p>
          </table:table-cell>
          <table:table-cell office:value-type="float" office:value="200000" calcext:value-type="float">
            <text:p>200000</text:p>
          </table:table-cell>
          <table:table-cell office:value-type="float" office:value="5.11641632395176" calcext:value-type="float">
            <text:p>5,11641632395176</text:p>
          </table:table-cell>
          <table:table-cell office:value-type="float" office:value="1.13137084989848" calcext:value-type="float">
            <text:p>1,13137084989848</text:p>
          </table:table-cell>
          <table:table-cell office:value-type="float" office:value="7.34308518267356" calcext:value-type="float">
            <text:p>7,34308518267356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86" calcext:value-type="float">
            <text:p>0,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2224453.34746774" calcext:value-type="float">
            <text:p>2224453,34746774</text:p>
          </table:table-cell>
          <table:table-cell office:value-type="float" office:value="1937711.50217516" calcext:value-type="float">
            <text:p>1937711,50217516</text:p>
          </table:table-cell>
          <table:table-cell office:value-type="float" office:value="1432017.47537188" calcext:value-type="float">
            <text:p>1432017,47537188</text:p>
          </table:table-cell>
          <table:table-cell office:value-type="float" office:value="400000" calcext:value-type="float">
            <text:p>400000</text:p>
          </table:table-cell>
          <table:table-cell office:value-type="float" office:value="5.13852936159754" calcext:value-type="float">
            <text:p>5,13852936159754</text:p>
          </table:table-cell>
          <table:table-cell office:value-type="float" office:value="1.25299640861417" calcext:value-type="float">
            <text:p>1,25299640861417</text:p>
          </table:table-cell>
          <table:table-cell office:value-type="float" office:value="4.87040409001142" calcext:value-type="float">
            <text:p>4,87040409001142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348137903710584" calcext:value-type="float">
            <text:p>0,348137903710584</text:p>
          </table:table-cell>
          <table:table-cell office:value-type="float" office:value="0" calcext:value-type="float">
            <text:p>0</text:p>
          </table:table-cell>
          <table:table-cell office:value-type="float" office:value="0.0324961536185437" calcext:value-type="float">
            <text:p>0,032496153618544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2962141.81221909" calcext:value-type="float">
            <text:p>2962141,81221909</text:p>
          </table:table-cell>
          <table:table-cell office:value-type="float" office:value="2134693.97185709" calcext:value-type="float">
            <text:p>2134693,97185709</text:p>
          </table:table-cell>
          <table:table-cell office:value-type="float" office:value="2279319.04657503" calcext:value-type="float">
            <text:p>2279319,04657503</text:p>
          </table:table-cell>
          <table:table-cell office:value-type="float" office:value="800000" calcext:value-type="float">
            <text:p>800000</text:p>
          </table:table-cell>
          <table:table-cell office:value-type="float" office:value="4.39015671702048" calcext:value-type="float">
            <text:p>4,39015671702048</text:p>
          </table:table-cell>
          <table:table-cell office:value-type="float" office:value="0.956869897112455" calcext:value-type="float">
            <text:p>0,956869897112455</text:p>
          </table:table-cell>
          <table:table-cell office:value-type="float" office:value="7.40638751349131" calcext:value-type="float">
            <text:p>7,40638751349131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458152812934724" calcext:value-type="float">
            <text:p>0,458152812934724</text:p>
          </table:table-cell>
          <table:table-cell office:value-type="float" office:value="0" calcext:value-type="float">
            <text:p>0</text:p>
          </table:table-cell>
          <table:table-cell office:value-type="float" office:value="0.0743236167042487" calcext:value-type="float">
            <text:p>0,074323616704249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893164.9207" calcext:value-type="float">
            <text:p>10893164,9207</text:p>
          </table:table-cell>
          <table:table-cell office:value-type="float" office:value="15064073.1748509" calcext:value-type="float">
            <text:p>15064073,1748509</text:p>
          </table:table-cell>
          <table:table-cell office:value-type="float" office:value="13990476.9382692" calcext:value-type="float">
            <text:p>13990476,9382692</text:p>
          </table:table-cell>
          <table:table-cell office:value-type="float" office:value="50000" calcext:value-type="float">
            <text:p>50000</text:p>
          </table:table-cell>
          <table:table-cell office:value-type="float" office:value="3.81125753525001" calcext:value-type="float">
            <text:p>3,81125753525001</text:p>
          </table:table-cell>
          <table:table-cell office:value-type="float" office:value="3.66535182485938" calcext:value-type="float">
            <text:p>3,66535182485938</text:p>
          </table:table-cell>
          <table:table-cell office:value-type="float" office:value="3.25623340686751" calcext:value-type="float">
            <text:p>3,25623340686751</text:p>
          </table:table-cell>
          <table:table-cell office:value-type="float" office:value="50000" calcext:value-type="float">
            <text:p>50000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0.0731026675299884" calcext:value-type="float">
            <text:p>0,07310266752998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639838.17938451" calcext:value-type="float">
            <text:p>4639838,17938451</text:p>
          </table:table-cell>
          <table:table-cell office:value-type="float" office:value="7750163.15177851" calcext:value-type="float">
            <text:p>7750163,15177851</text:p>
          </table:table-cell>
          <table:table-cell office:value-type="float" office:value="4257010.88754258" calcext:value-type="float">
            <text:p>4257010,887542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.55634868931605" calcext:value-type="float">
            <text:p>3,55634868931605</text:p>
          </table:table-cell>
          <table:table-cell office:value-type="float" office:value="4.14939224465463" calcext:value-type="float">
            <text:p>4,14939224465463</text:p>
          </table:table-cell>
          <table:table-cell office:value-type="float" office:value="5.15079838471668" calcext:value-type="float">
            <text:p>5,150798384716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458257569495585" calcext:value-type="float">
            <text:p>0,045825756949559</text:p>
          </table:table-cell>
          <table:table-cell office:value-type="float" office:value="0" calcext:value-type="float">
            <text:p>0</text:p>
          </table:table-cell>
          <table:table-cell office:value-type="float" office:value="0.0498397431775083" calcext:value-type="float">
            <text:p>0,04983974317750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669923.50308593" calcext:value-type="float">
            <text:p>3669923,50308593</text:p>
          </table:table-cell>
          <table:table-cell office:value-type="float" office:value="1695054.65912924" calcext:value-type="float">
            <text:p>1695054,65912924</text:p>
          </table:table-cell>
          <table:table-cell office:value-type="float" office:value="4021683.48763897" calcext:value-type="float">
            <text:p>4021683,48763897</text:p>
          </table:table-cell>
          <table:table-cell office:value-type="float" office:value="200000" calcext:value-type="float">
            <text:p>200000</text:p>
          </table:table-cell>
          <table:table-cell office:value-type="float" office:value="4.7182437410545" calcext:value-type="float">
            <text:p>4,7182437410545</text:p>
          </table:table-cell>
          <table:table-cell office:value-type="float" office:value="2.43310501211929" calcext:value-type="float">
            <text:p>2,43310501211929</text:p>
          </table:table-cell>
          <table:table-cell office:value-type="float" office:value="5.34768136672334" calcext:value-type="float">
            <text:p>5,34768136672334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0324961536185437" calcext:value-type="float">
            <text:p>0,032496153618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2783761.73957324" calcext:value-type="float">
            <text:p>2783761,73957324</text:p>
          </table:table-cell>
          <table:table-cell office:value-type="float" office:value="2065637.46940062" calcext:value-type="float">
            <text:p>2065637,46940062</text:p>
          </table:table-cell>
          <table:table-cell office:value-type="float" office:value="1697393.45775161" calcext:value-type="float">
            <text:p>1697393,45775161</text:p>
          </table:table-cell>
          <table:table-cell office:value-type="float" office:value="400000" calcext:value-type="float">
            <text:p>400000</text:p>
          </table:table-cell>
          <table:table-cell office:value-type="float" office:value="5.93326217185791" calcext:value-type="float">
            <text:p>5,93326217185791</text:p>
          </table:table-cell>
          <table:table-cell office:value-type="float" office:value="0.890168523370716" calcext:value-type="float">
            <text:p>0,890168523370716</text:p>
          </table:table-cell>
          <table:table-cell office:value-type="float" office:value="5.36978360830304" calcext:value-type="float">
            <text:p>5,36978360830304</text:p>
          </table:table-cell>
          <table:table-cell office:value-type="float" office:value="400000" calcext:value-type="float">
            <text:p>4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600502.661813991" calcext:value-type="float">
            <text:p>600502,661813991</text:p>
          </table:table-cell>
          <table:table-cell office:value-type="float" office:value="978285.961962746" calcext:value-type="float">
            <text:p>978285,961962746</text:p>
          </table:table-cell>
          <table:table-cell office:value-type="float" office:value="519750.588641153" calcext:value-type="float">
            <text:p>519750,588641153</text:p>
          </table:table-cell>
          <table:table-cell office:value-type="float" office:value="800000" calcext:value-type="float">
            <text:p>800000</text:p>
          </table:table-cell>
          <table:table-cell office:value-type="float" office:value="2.1941741043044" calcext:value-type="float">
            <text:p>2,1941741043044</text:p>
          </table:table-cell>
          <table:table-cell office:value-type="float" office:value="0.692820323027551" calcext:value-type="float">
            <text:p>0,692820323027551</text:p>
          </table:table-cell>
          <table:table-cell office:value-type="float" office:value="5.8868857641371" calcext:value-type="float">
            <text:p>5,8868857641371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054258639865002" calcext:value-type="float">
            <text:p>0,054258639865002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3893016.5185729" calcext:value-type="float">
            <text:p>13893016,5185729</text:p>
          </table:table-cell>
          <table:table-cell office:value-type="float" office:value="10237382.3620578" calcext:value-type="float">
            <text:p>10237382,3620578</text:p>
          </table:table-cell>
          <table:table-cell office:value-type="float" office:value="16552714.8049578" calcext:value-type="float">
            <text:p>16552714,8049578</text:p>
          </table:table-cell>
          <table:table-cell office:value-type="float" office:value="50000" calcext:value-type="float">
            <text:p>50000</text:p>
          </table:table-cell>
          <table:table-cell office:value-type="float" office:value="4.78899738985103" calcext:value-type="float">
            <text:p>4,78899738985103</text:p>
          </table:table-cell>
          <table:table-cell office:value-type="float" office:value="2.14878663435903" calcext:value-type="float">
            <text:p>2,14878663435903</text:p>
          </table:table-cell>
          <table:table-cell office:value-type="float" office:value="4.86841288306569" calcext:value-type="float">
            <text:p>4,86841288306569</text:p>
          </table:table-cell>
          <table:table-cell office:value-type="float" office:value="50000" calcext:value-type="float">
            <text:p>50000</text:p>
          </table:table-cell>
          <table:table-cell office:value-type="float" office:value="0.0466476151587624" calcext:value-type="float">
            <text:p>0,046647615158762</text:p>
          </table:table-cell>
          <table:table-cell office:value-type="float" office:value="0" calcext:value-type="float">
            <text:p>0</text:p>
          </table:table-cell>
          <table:table-cell office:value-type="float" office:value="0.0466476151587623" calcext:value-type="float">
            <text:p>0,04664761515876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312129.06933489" calcext:value-type="float">
            <text:p>7312129,06933489</text:p>
          </table:table-cell>
          <table:table-cell office:value-type="float" office:value="6730704.36950282" calcext:value-type="float">
            <text:p>6730704,36950282</text:p>
          </table:table-cell>
          <table:table-cell office:value-type="float" office:value="4577784.82964089" calcext:value-type="float">
            <text:p>4577784,829640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3.5742551671642" calcext:value-type="float">
            <text:p>3,5742551671642</text:p>
          </table:table-cell>
          <table:table-cell office:value-type="float" office:value="4.31165861357321" calcext:value-type="float">
            <text:p>4,31165861357321</text:p>
          </table:table-cell>
          <table:table-cell office:value-type="float" office:value="5.92322344673912" calcext:value-type="float">
            <text:p>5,923223446739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485386443980464" calcext:value-type="float">
            <text:p>0,048538644398046</text:p>
          </table:table-cell>
          <table:table-cell office:value-type="float" office:value="0" calcext:value-type="float">
            <text:p>0</text:p>
          </table:table-cell>
          <table:table-cell office:value-type="float" office:value="0.0496386945839637" calcext:value-type="float">
            <text:p>0,04963869458396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4079373.99405042" calcext:value-type="float">
            <text:p>4079373,99405042</text:p>
          </table:table-cell>
          <table:table-cell office:value-type="float" office:value="2447700.3417749" calcext:value-type="float">
            <text:p>2447700,3417749</text:p>
          </table:table-cell>
          <table:table-cell office:value-type="float" office:value="4255328.54906402" calcext:value-type="float">
            <text:p>4255328,54906402</text:p>
          </table:table-cell>
          <table:table-cell office:value-type="float" office:value="200000" calcext:value-type="float">
            <text:p>200000</text:p>
          </table:table-cell>
          <table:table-cell office:value-type="float" office:value="3.78054228914319" calcext:value-type="float">
            <text:p>3,78054228914319</text:p>
          </table:table-cell>
          <table:table-cell office:value-type="float" office:value="3.23004396254912" calcext:value-type="float">
            <text:p>3,23004396254912</text:p>
          </table:table-cell>
          <table:table-cell office:value-type="float" office:value="6.84507881620073" calcext:value-type="float">
            <text:p>6,84507881620073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48377895927931" calcext:value-type="float">
            <text:p>0,148377895927931</text:p>
          </table:table-cell>
          <table:table-cell office:value-type="float" office:value="0" calcext:value-type="float">
            <text:p>0</text:p>
          </table:table-cell>
          <table:table-cell office:value-type="float" office:value="0.0427083130081251" calcext:value-type="float">
            <text:p>0,04270831300812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325286.38724709" calcext:value-type="float">
            <text:p>1325286,38724709</text:p>
          </table:table-cell>
          <table:table-cell office:value-type="float" office:value="3242613.69338235" calcext:value-type="float">
            <text:p>3242613,69338235</text:p>
          </table:table-cell>
          <table:table-cell office:value-type="float" office:value="2446775.99505762" calcext:value-type="float">
            <text:p>2446775,99505762</text:p>
          </table:table-cell>
          <table:table-cell office:value-type="float" office:value="400000" calcext:value-type="float">
            <text:p>400000</text:p>
          </table:table-cell>
          <table:table-cell office:value-type="float" office:value="3.80636309355794" calcext:value-type="float">
            <text:p>3,80636309355794</text:p>
          </table:table-cell>
          <table:table-cell office:value-type="float" office:value="0.798999374217527" calcext:value-type="float">
            <text:p>0,798999374217527</text:p>
          </table:table-cell>
          <table:table-cell office:value-type="float" office:value="3.43818324119003" calcext:value-type="float">
            <text:p>3,43818324119003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129011627382961" calcext:value-type="float">
            <text:p>0,129011627382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767532.654884059" calcext:value-type="float">
            <text:p>767532,654884059</text:p>
          </table:table-cell>
          <table:table-cell office:value-type="float" office:value="2588049.90026122" calcext:value-type="float">
            <text:p>2588049,90026122</text:p>
          </table:table-cell>
          <table:table-cell office:value-type="float" office:value="1262244.74046675" calcext:value-type="float">
            <text:p>1262244,74046675</text:p>
          </table:table-cell>
          <table:table-cell office:value-type="float" office:value="800000" calcext:value-type="float">
            <text:p>800000</text:p>
          </table:table-cell>
          <table:table-cell office:value-type="float" office:value="2.40370464075768" calcext:value-type="float">
            <text:p>2,40370464075768</text:p>
          </table:table-cell>
          <table:table-cell office:value-type="float" office:value="1.11785508899857" calcext:value-type="float">
            <text:p>1,11785508899857</text:p>
          </table:table-cell>
          <table:table-cell office:value-type="float" office:value="3.9713473784095" calcext:value-type="float">
            <text:p>3,9713473784095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430576357920404" calcext:value-type="float">
            <text:p>0,430576357920404</text:p>
          </table:table-cell>
          <table:table-cell office:value-type="float" office:value="0" calcext:value-type="float">
            <text:p>0</text:p>
          </table:table-cell>
          <table:table-cell office:value-type="float" office:value="0.049959983987187" calcext:value-type="float">
            <text:p>0,049959983987187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3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7676826.72810633" calcext:value-type="float">
            <text:p>7676826,72810633</text:p>
          </table:table-cell>
          <table:table-cell office:value-type="float" office:value="7728016.32196283" calcext:value-type="float">
            <text:p>7728016,32196283</text:p>
          </table:table-cell>
          <table:table-cell office:value-type="float" office:value="8052833.4379606" calcext:value-type="float">
            <text:p>8052833,4379606</text:p>
          </table:table-cell>
          <table:table-cell office:value-type="float" office:value="50000" calcext:value-type="float">
            <text:p>50000</text:p>
          </table:table-cell>
          <table:table-cell office:value-type="float" office:value="3.0377781354141" calcext:value-type="float">
            <text:p>3,0377781354141</text:p>
          </table:table-cell>
          <table:table-cell office:value-type="float" office:value="1.83618735427516" calcext:value-type="float">
            <text:p>1,83618735427516</text:p>
          </table:table-cell>
          <table:table-cell office:value-type="float" office:value="4.71675990484994" calcext:value-type="float">
            <text:p>4,71675990484994</text:p>
          </table:table-cell>
          <table:table-cell office:value-type="float" office:value="50000" calcext:value-type="float">
            <text:p>50000</text:p>
          </table:table-cell>
          <table:table-cell office:value-type="float" office:value="0.041424630354416" calcext:value-type="float">
            <text:p>0,041424630354416</text:p>
          </table:table-cell>
          <table:table-cell office:value-type="float" office:value="0" calcext:value-type="float">
            <text:p>0</text:p>
          </table:table-cell>
          <table:table-cell office:value-type="float" office:value="0.0479999999999998" calcext:value-type="float">
            <text:p>0,04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295339.74703904" calcext:value-type="float">
            <text:p>5295339,74703904</text:p>
          </table:table-cell>
          <table:table-cell office:value-type="float" office:value="7853101.70982358" calcext:value-type="float">
            <text:p>7853101,70982358</text:p>
          </table:table-cell>
          <table:table-cell office:value-type="float" office:value="4517885.65267059" calcext:value-type="float">
            <text:p>4517885,652670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3.13842317095703" calcext:value-type="float">
            <text:p>3,13842317095703</text:p>
          </table:table-cell>
          <table:table-cell office:value-type="float" office:value="4.72492497294931" calcext:value-type="float">
            <text:p>4,72492497294931</text:p>
          </table:table-cell>
          <table:table-cell office:value-type="float" office:value="3.15650693013654" calcext:value-type="float">
            <text:p>3,156506930136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448998886412874" calcext:value-type="float">
            <text:p>0,044899888641287</text:p>
          </table:table-cell>
          <table:table-cell office:value-type="float" office:value="0" calcext:value-type="float">
            <text:p>0</text:p>
          </table:table-cell>
          <table:table-cell office:value-type="float" office:value="0.0466476151587622" calcext:value-type="float">
            <text:p>0,04664761515876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983104.53335343" calcext:value-type="float">
            <text:p>3983104,53335343</text:p>
          </table:table-cell>
          <table:table-cell office:value-type="float" office:value="2322862.87401539" calcext:value-type="float">
            <text:p>2322862,87401539</text:p>
          </table:table-cell>
          <table:table-cell office:value-type="float" office:value="3423518.19009494" calcext:value-type="float">
            <text:p>3423518,19009494</text:p>
          </table:table-cell>
          <table:table-cell office:value-type="float" office:value="200000" calcext:value-type="float">
            <text:p>200000</text:p>
          </table:table-cell>
          <table:table-cell office:value-type="float" office:value="4.93953196163361" calcext:value-type="float">
            <text:p>4,93953196163361</text:p>
          </table:table-cell>
          <table:table-cell office:value-type="float" office:value="3.41765358104065" calcext:value-type="float">
            <text:p>3,41765358104065</text:p>
          </table:table-cell>
          <table:table-cell office:value-type="float" office:value="7.28447554735411" calcext:value-type="float">
            <text:p>7,28447554735411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30904545375629" calcext:value-type="float">
            <text:p>0,130904545375629</text:p>
          </table:table-cell>
          <table:table-cell office:value-type="float" office:value="0" calcext:value-type="float">
            <text:p>0</text:p>
          </table:table-cell>
          <table:table-cell office:value-type="float" office:value="0.0438634243989232" calcext:value-type="float">
            <text:p>0,04386342439892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433214.59223402" calcext:value-type="float">
            <text:p>1433214,59223402</text:p>
          </table:table-cell>
          <table:table-cell office:value-type="float" office:value="1969757.43690839" calcext:value-type="float">
            <text:p>1969757,43690839</text:p>
          </table:table-cell>
          <table:table-cell office:value-type="float" office:value="1461751.62073992" calcext:value-type="float">
            <text:p>1461751,62073992</text:p>
          </table:table-cell>
          <table:table-cell office:value-type="float" office:value="400000" calcext:value-type="float">
            <text:p>400000</text:p>
          </table:table-cell>
          <table:table-cell office:value-type="float" office:value="3.62353639418731" calcext:value-type="float">
            <text:p>3,62353639418731</text:p>
          </table:table-cell>
          <table:table-cell office:value-type="float" office:value="1.33041346956501" calcext:value-type="float">
            <text:p>1,33041346956501</text:p>
          </table:table-cell>
          <table:table-cell office:value-type="float" office:value="3.16520141539207" calcext:value-type="float">
            <text:p>3,16520141539207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0433128156554153" calcext:value-type="float">
            <text:p>0,043312815655415</text:p>
          </table:table-cell>
          <table:table-cell office:value-type="float" office:value="0" calcext:value-type="float">
            <text:p>0</text:p>
          </table:table-cell>
          <table:table-cell office:value-type="float" office:value="0.0473708771293087" calcext:value-type="float">
            <text:p>0,047370877129309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550290.438904666" calcext:value-type="float">
            <text:p>550290,438904666</text:p>
          </table:table-cell>
          <table:table-cell office:value-type="float" office:value="2706623.39547439" calcext:value-type="float">
            <text:p>2706623,39547439</text:p>
          </table:table-cell>
          <table:table-cell office:value-type="float" office:value="472527.11619098" calcext:value-type="float">
            <text:p>472527,11619098</text:p>
          </table:table-cell>
          <table:table-cell office:value-type="float" office:value="800000" calcext:value-type="float">
            <text:p>800000</text:p>
          </table:table-cell>
          <table:table-cell office:value-type="float" office:value="3.02185373570595" calcext:value-type="float">
            <text:p>3,02185373570595</text:p>
          </table:table-cell>
          <table:table-cell office:value-type="float" office:value="1.15654658358408" calcext:value-type="float">
            <text:p>1,15654658358408</text:p>
          </table:table-cell>
          <table:table-cell office:value-type="float" office:value="5.03603018259422" calcext:value-type="float">
            <text:p>5,03603018259422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292574776766556" calcext:value-type="float">
            <text:p>0,292574776766556</text:p>
          </table:table-cell>
          <table:table-cell office:value-type="float" office:value="0" calcext:value-type="float">
            <text:p>0</text:p>
          </table:table-cell>
          <table:table-cell office:value-type="float" office:value="0.0498397431775083" calcext:value-type="float">
            <text:p>0,049839743177508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4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7127232.6975744" calcext:value-type="float">
            <text:p>17127232,6975744</text:p>
          </table:table-cell>
          <table:table-cell office:value-type="float" office:value="12358526.3516184" calcext:value-type="float">
            <text:p>12358526,3516184</text:p>
          </table:table-cell>
          <table:table-cell office:value-type="float" office:value="9907265.58353675" calcext:value-type="float">
            <text:p>9907265,58353675</text:p>
          </table:table-cell>
          <table:table-cell office:value-type="float" office:value="50000" calcext:value-type="float">
            <text:p>50000</text:p>
          </table:table-cell>
          <table:table-cell office:value-type="float" office:value="2.97323056623599" calcext:value-type="float">
            <text:p>2,97323056623599</text:p>
          </table:table-cell>
          <table:table-cell office:value-type="float" office:value="3.40314501601093" calcext:value-type="float">
            <text:p>3,40314501601093</text:p>
          </table:table-cell>
          <table:table-cell office:value-type="float" office:value="3.65918078263428" calcext:value-type="float">
            <text:p>3,65918078263428</text:p>
          </table:table-cell>
          <table:table-cell office:value-type="float" office:value="50000" calcext:value-type="float">
            <text:p>50000</text:p>
          </table:table-cell>
          <table:table-cell office:value-type="float" office:value="0.0480000000000001" calcext:value-type="float">
            <text:p>0,048</text:p>
          </table:table-cell>
          <table:table-cell office:value-type="float" office:value="0" calcext:value-type="float">
            <text:p>0</text:p>
          </table:table-cell>
          <table:table-cell office:value-type="float" office:value="0.774144689318476" calcext:value-type="float">
            <text:p>0,77414468931847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243528.26670859" calcext:value-type="float">
            <text:p>6243528,26670859</text:p>
          </table:table-cell>
          <table:table-cell office:value-type="float" office:value="7939815.89709156" calcext:value-type="float">
            <text:p>7939815,89709156</text:p>
          </table:table-cell>
          <table:table-cell office:value-type="float" office:value="5696351.08156711" calcext:value-type="float">
            <text:p>5696351,081567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5.41292674992005" calcext:value-type="float">
            <text:p>5,41292674992005</text:p>
          </table:table-cell>
          <table:table-cell office:value-type="float" office:value="3.83105677326766" calcext:value-type="float">
            <text:p>3,83105677326766</text:p>
          </table:table-cell>
          <table:table-cell office:value-type="float" office:value="4.97124732838751" calcext:value-type="float">
            <text:p>4,971247328387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0" calcext:value-type="float">
            <text:p>0</text:p>
          </table:table-cell>
          <table:table-cell office:value-type="float" office:value="0.0299999999999999" calcext:value-type="float">
            <text:p>0,0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4005612.92192951" calcext:value-type="float">
            <text:p>4005612,92192951</text:p>
          </table:table-cell>
          <table:table-cell office:value-type="float" office:value="1953095.96351583" calcext:value-type="float">
            <text:p>1953095,96351583</text:p>
          </table:table-cell>
          <table:table-cell office:value-type="float" office:value="4469173.97644528" calcext:value-type="float">
            <text:p>4469173,97644528</text:p>
          </table:table-cell>
          <table:table-cell office:value-type="float" office:value="200000" calcext:value-type="float">
            <text:p>200000</text:p>
          </table:table-cell>
          <table:table-cell office:value-type="float" office:value="4.63021770546483" calcext:value-type="float">
            <text:p>4,63021770546483</text:p>
          </table:table-cell>
          <table:table-cell office:value-type="float" office:value="3.53622171250616" calcext:value-type="float">
            <text:p>3,53622171250616</text:p>
          </table:table-cell>
          <table:table-cell office:value-type="float" office:value="5.84573553969045" calcext:value-type="float">
            <text:p>5,84573553969045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0697423830966509" calcext:value-type="float">
            <text:p>0,069742383096651</text:p>
          </table:table-cell>
          <table:table-cell office:value-type="float" office:value="0" calcext:value-type="float">
            <text:p>0</text:p>
          </table:table-cell>
          <table:table-cell office:value-type="float" office:value="0.0466476151587627" calcext:value-type="float">
            <text:p>0,04664761515876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403147.28614582" calcext:value-type="float">
            <text:p>1403147,28614582</text:p>
          </table:table-cell>
          <table:table-cell office:value-type="float" office:value="1511777.9404232" calcext:value-type="float">
            <text:p>1511777,9404232</text:p>
          </table:table-cell>
          <table:table-cell office:value-type="float" office:value="1693957.9287888" calcext:value-type="float">
            <text:p>1693957,9287888</text:p>
          </table:table-cell>
          <table:table-cell office:value-type="float" office:value="400000" calcext:value-type="float">
            <text:p>400000</text:p>
          </table:table-cell>
          <table:table-cell office:value-type="float" office:value="2.8497410408667" calcext:value-type="float">
            <text:p>2,8497410408667</text:p>
          </table:table-cell>
          <table:table-cell office:value-type="float" office:value="0.805977667184395" calcext:value-type="float">
            <text:p>0,805977667184395</text:p>
          </table:table-cell>
          <table:table-cell office:value-type="float" office:value="6.58762142203087" calcext:value-type="float">
            <text:p>6,58762142203087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027129319932501" calcext:value-type="float">
            <text:p>0,027129319932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887204.440212141" calcext:value-type="float">
            <text:p>887204,440212141</text:p>
          </table:table-cell>
          <table:table-cell office:value-type="float" office:value="2042979.77186874" calcext:value-type="float">
            <text:p>2042979,77186874</text:p>
          </table:table-cell>
          <table:table-cell office:value-type="float" office:value="737629.544340461" calcext:value-type="float">
            <text:p>737629,544340461</text:p>
          </table:table-cell>
          <table:table-cell office:value-type="float" office:value="800000" calcext:value-type="float">
            <text:p>800000</text:p>
          </table:table-cell>
          <table:table-cell office:value-type="float" office:value="2.79864252808393" calcext:value-type="float">
            <text:p>2,79864252808393</text:p>
          </table:table-cell>
          <table:table-cell office:value-type="float" office:value="0.76" calcext:value-type="float">
            <text:p>0,76</text:p>
          </table:table-cell>
          <table:table-cell office:value-type="float" office:value="2.12988262587402" calcext:value-type="float">
            <text:p>2,12988262587402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0704556598152339" calcext:value-type="float">
            <text:p>0,070455659815234</text:p>
          </table:table-cell>
          <table:table-cell office:value-type="float" office:value="0" calcext:value-type="float">
            <text:p>0</text:p>
          </table:table-cell>
          <table:table-cell office:value-type="float" office:value="0.053851648071345" calcext:value-type="float">
            <text:p>0,053851648071345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MPLETE:</text:p>
          </table:table-cell>
          <table:table-cell office:value-type="string" calcext:value-type="string">
            <text:p>Latency</text:p>
          </table:table-cell>
          <table:table-cell table:number-columns-repeated="2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AVERAGE([.B2];[.B11];[.B20];[.B29];[.B38])" office:value-type="float" office:value="12829871.5255842" calcext:value-type="float">
            <text:p>12829871,5255842</text:p>
          </table:table-cell>
          <table:table-cell table:formula="of:=AVERAGE([.C2];[.C11];[.C20];[.C29];[.C38])" office:value-type="float" office:value="11184890.704164" calcext:value-type="float">
            <text:p>11184890,704164</text:p>
          </table:table-cell>
          <table:table-cell table:formula="of:=AVERAGE([.D2];[.D11];[.D20];[.D29];[.D38])" office:value-type="float" office:value="11677355.8072315" calcext:value-type="float">
            <text:p>11677355,8072315</text:p>
          </table:table-cell>
          <table:table-cell table:formula="of:=AVERAGE([.E2];[.E11];[.E20];[.E29];[.E38])" office:value-type="float" office:value="50000" calcext:value-type="float">
            <text:p>50000</text:p>
          </table:table-cell>
          <table:table-cell table:formula="of:=AVERAGE([.F2];[.F11];[.F20];[.F29];[.F38])" office:value-type="float" office:value="3.41215475637276" calcext:value-type="float">
            <text:p>3,41215475637276</text:p>
          </table:table-cell>
          <table:table-cell table:formula="of:=AVERAGE([.G2];[.G11];[.G20];[.G29];[.G38])" office:value-type="float" office:value="2.75178580324156" calcext:value-type="float">
            <text:p>2,75178580324156</text:p>
          </table:table-cell>
          <table:table-cell table:formula="of:=AVERAGE([.H2];[.H11];[.H20];[.H29];[.H38])" office:value-type="float" office:value="4.43778631041436" calcext:value-type="float">
            <text:p>4,43778631041436</text:p>
          </table:table-cell>
          <table:table-cell table:formula="of:=AVERAGE([.I2];[.I11];[.I20];[.I29];[.I38])" office:value-type="float" office:value="50000" calcext:value-type="float">
            <text:p>50000</text:p>
          </table:table-cell>
          <table:table-cell table:formula="of:=AVERAGE([.J2];[.J11];[.J20];[.J29];[.J38])" office:value-type="float" office:value="0.0339336326910888" calcext:value-type="float">
            <text:p>0,033933632691089</text:p>
          </table:table-cell>
          <table:table-cell table:formula="of:=AVERAGE([.K2];[.K11];[.K20];[.K29];[.K38])" office:value-type="float" office:value="0" calcext:value-type="float">
            <text:p>0</text:p>
          </table:table-cell>
          <table:table-cell table:formula="of:=AVERAGE([.L2];[.L11];[.L20];[.L29];[.L38])" office:value-type="float" office:value="0.198250164544848" calcext:value-type="float">
            <text:p>0,19825016454484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AVERAGE([.B3];[.B12];[.B21];[.B30];[.B39])" office:value-type="float" office:value="6059269.09365511" calcext:value-type="float">
            <text:p>6059269,09365511</text:p>
          </table:table-cell>
          <table:table-cell table:formula="of:=AVERAGE([.C3];[.C12];[.C21];[.C30];[.C39])" office:value-type="float" office:value="7539426.46725471" calcext:value-type="float">
            <text:p>7539426,46725471</text:p>
          </table:table-cell>
          <table:table-cell table:formula="of:=AVERAGE([.D3];[.D12];[.D21];[.D30];[.D39])" office:value-type="float" office:value="5149667.33171628" calcext:value-type="float">
            <text:p>5149667,33171628</text:p>
          </table:table-cell>
          <table:table-cell table:formula="of:=AVERAGE([.E3];[.E12];[.E21];[.E30];[.E39])" office:value-type="float" office:value="100000" calcext:value-type="float">
            <text:p>100000</text:p>
          </table:table-cell>
          <table:table-cell table:formula="of:=AVERAGE([.F3];[.F12];[.F21];[.F30];[.F39])" office:value-type="float" office:value="3.8169533462741" calcext:value-type="float">
            <text:p>3,8169533462741</text:p>
          </table:table-cell>
          <table:table-cell table:formula="of:=AVERAGE([.G3];[.G12];[.G21];[.G30];[.G39])" office:value-type="float" office:value="4.64018401098166" calcext:value-type="float">
            <text:p>4,64018401098166</text:p>
          </table:table-cell>
          <table:table-cell table:formula="of:=AVERAGE([.H3];[.H12];[.H21];[.H30];[.H39])" office:value-type="float" office:value="4.87676139319949" calcext:value-type="float">
            <text:p>4,87676139319949</text:p>
          </table:table-cell>
          <table:table-cell table:formula="of:=AVERAGE([.I3];[.I12];[.I21];[.I30];[.I39])" office:value-type="float" office:value="100000" calcext:value-type="float">
            <text:p>100000</text:p>
          </table:table-cell>
          <table:table-cell table:formula="of:=AVERAGE([.J3];[.J12];[.J21];[.J30];[.J39])" office:value-type="float" office:value="0.0486407419226248" calcext:value-type="float">
            <text:p>0,048640741922625</text:p>
          </table:table-cell>
          <table:table-cell table:formula="of:=AVERAGE([.K3];[.K12];[.K21];[.K30];[.K39])" office:value-type="float" office:value="0" calcext:value-type="float">
            <text:p>0</text:p>
          </table:table-cell>
          <table:table-cell table:formula="of:=AVERAGE([.L3];[.L12];[.L21];[.L30];[.L39])" office:value-type="float" office:value="0.0446993860099084" calcext:value-type="float">
            <text:p>0,04469938600990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AVERAGE([.B4];[.B13];[.B22];[.B31];[.B40])" office:value-type="float" office:value="3812880.98997409" calcext:value-type="float">
            <text:p>3812880,98997409</text:p>
          </table:table-cell>
          <table:table-cell table:formula="of:=AVERAGE([.C4];[.C13];[.C22];[.C31];[.C40])" office:value-type="float" office:value="2065771.94576662" calcext:value-type="float">
            <text:p>2065771,94576662</text:p>
          </table:table-cell>
          <table:table-cell table:formula="of:=AVERAGE([.D4];[.D13];[.D22];[.D31];[.D40])" office:value-type="float" office:value="4003019.44992622" calcext:value-type="float">
            <text:p>4003019,44992622</text:p>
          </table:table-cell>
          <table:table-cell table:formula="of:=AVERAGE([.E4];[.E13];[.E22];[.E31];[.E40])" office:value-type="float" office:value="200000" calcext:value-type="float">
            <text:p>200000</text:p>
          </table:table-cell>
          <table:table-cell table:formula="of:=AVERAGE([.F4];[.F13];[.F22];[.F31];[.F40])" office:value-type="float" office:value="4.63699040424958" calcext:value-type="float">
            <text:p>4,63699040424958</text:p>
          </table:table-cell>
          <table:table-cell table:formula="of:=AVERAGE([.G4];[.G13];[.G22];[.G31];[.G40])" office:value-type="float" office:value="2.74967902362274" calcext:value-type="float">
            <text:p>2,74967902362274</text:p>
          </table:table-cell>
          <table:table-cell table:formula="of:=AVERAGE([.H4];[.H13];[.H22];[.H31];[.H40])" office:value-type="float" office:value="6.53321129052844" calcext:value-type="float">
            <text:p>6,53321129052844</text:p>
          </table:table-cell>
          <table:table-cell table:formula="of:=AVERAGE([.I4];[.I13];[.I22];[.I31];[.I40])" office:value-type="float" office:value="200000" calcext:value-type="float">
            <text:p>200000</text:p>
          </table:table-cell>
          <table:table-cell table:formula="of:=AVERAGE([.J4];[.J13];[.J22];[.J31];[.J40])" office:value-type="float" office:value="0.113504195603751" calcext:value-type="float">
            <text:p>0,113504195603751</text:p>
          </table:table-cell>
          <table:table-cell table:formula="of:=AVERAGE([.K4];[.K13];[.K22];[.K31];[.K40])" office:value-type="float" office:value="0" calcext:value-type="float">
            <text:p>0</text:p>
          </table:table-cell>
          <table:table-cell table:formula="of:=AVERAGE([.L4];[.L13];[.L22];[.L31];[.L40])" office:value-type="float" office:value="0.0266438705131622" calcext:value-type="float">
            <text:p>0,02664387051316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AVERAGE([.B5];[.B14];[.B23];[.B32];[.B41])" office:value-type="float" office:value="1833972.67053358" calcext:value-type="float">
            <text:p>1833972,67053358</text:p>
          </table:table-cell>
          <table:table-cell table:formula="of:=AVERAGE([.C5];[.C14];[.C23];[.C32];[.C41])" office:value-type="float" office:value="2145499.60845794" calcext:value-type="float">
            <text:p>2145499,60845794</text:p>
          </table:table-cell>
          <table:table-cell table:formula="of:=AVERAGE([.D5];[.D14];[.D23];[.D32];[.D41])" office:value-type="float" office:value="1746379.29554197" calcext:value-type="float">
            <text:p>1746379,29554197</text:p>
          </table:table-cell>
          <table:table-cell table:formula="of:=AVERAGE([.E5];[.E14];[.E23];[.E32];[.E41])" office:value-type="float" office:value="400000" calcext:value-type="float">
            <text:p>400000</text:p>
          </table:table-cell>
          <table:table-cell table:formula="of:=AVERAGE([.F5];[.F14];[.F23];[.F32];[.F41])" office:value-type="float" office:value="4.27028641241348" calcext:value-type="float">
            <text:p>4,27028641241348</text:p>
          </table:table-cell>
          <table:table-cell table:formula="of:=AVERAGE([.G5];[.G14];[.G23];[.G32];[.G41])" office:value-type="float" office:value="1.01571108859036" calcext:value-type="float">
            <text:p>1,01571108859036</text:p>
          </table:table-cell>
          <table:table-cell table:formula="of:=AVERAGE([.H5];[.H14];[.H23];[.H32];[.H41])" office:value-type="float" office:value="4.68623875538549" calcext:value-type="float">
            <text:p>4,68623875538549</text:p>
          </table:table-cell>
          <table:table-cell table:formula="of:=AVERAGE([.I5];[.I14];[.I23];[.I32];[.I41])" office:value-type="float" office:value="400000" calcext:value-type="float">
            <text:p>400000</text:p>
          </table:table-cell>
          <table:table-cell table:formula="of:=AVERAGE([.J5];[.J14];[.J23];[.J32];[.J41])" office:value-type="float" office:value="0.109518333336292" calcext:value-type="float">
            <text:p>0,109518333336292</text:p>
          </table:table-cell>
          <table:table-cell table:formula="of:=AVERAGE([.K5];[.K14];[.K23];[.K32];[.K41])" office:value-type="float" office:value="0" calcext:value-type="float">
            <text:p>0</text:p>
          </table:table-cell>
          <table:table-cell table:formula="of:=AVERAGE([.L5];[.L14];[.L23];[.L32];[.L41])" office:value-type="float" office:value="0.0159734061495705" calcext:value-type="float">
            <text:p>0,01597340614957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AVERAGE([.B6];[.B15];[.B24];[.B33];[.B42])" office:value-type="float" office:value="1153534.40160679" calcext:value-type="float">
            <text:p>1153534,40160679</text:p>
          </table:table-cell>
          <table:table-cell table:formula="of:=AVERAGE([.C6];[.C15];[.C24];[.C33];[.C42])" office:value-type="float" office:value="2090126.60028484" calcext:value-type="float">
            <text:p>2090126,60028484</text:p>
          </table:table-cell>
          <table:table-cell table:formula="of:=AVERAGE([.D6];[.D15];[.D24];[.D33];[.D42])" office:value-type="float" office:value="1054294.20724288" calcext:value-type="float">
            <text:p>1054294,20724288</text:p>
          </table:table-cell>
          <table:table-cell table:formula="of:=AVERAGE([.E6];[.E15];[.E24];[.E33];[.E42])" office:value-type="float" office:value="800000" calcext:value-type="float">
            <text:p>800000</text:p>
          </table:table-cell>
          <table:table-cell table:formula="of:=AVERAGE([.F6];[.F15];[.F24];[.F33];[.F42])" office:value-type="float" office:value="2.96170634517449" calcext:value-type="float">
            <text:p>2,96170634517449</text:p>
          </table:table-cell>
          <table:table-cell table:formula="of:=AVERAGE([.G6];[.G15];[.G24];[.G33];[.G42])" office:value-type="float" office:value="0.936818378544531" calcext:value-type="float">
            <text:p>0,936818378544531</text:p>
          </table:table-cell>
          <table:table-cell table:formula="of:=AVERAGE([.H6];[.H15];[.H24];[.H33];[.H42])" office:value-type="float" office:value="4.88610669290123" calcext:value-type="float">
            <text:p>4,88610669290123</text:p>
          </table:table-cell>
          <table:table-cell table:formula="of:=AVERAGE([.I6];[.I15];[.I24];[.I33];[.I42])" office:value-type="float" office:value="800000" calcext:value-type="float">
            <text:p>800000</text:p>
          </table:table-cell>
          <table:table-cell table:formula="of:=AVERAGE([.J6];[.J15];[.J24];[.J33];[.J42])" office:value-type="float" office:value="0.322351921487384" calcext:value-type="float">
            <text:p>0,322351921487384</text:p>
          </table:table-cell>
          <table:table-cell table:formula="of:=AVERAGE([.K6];[.K15];[.K24];[.K33];[.K42])" office:value-type="float" office:value="0" calcext:value-type="float">
            <text:p>0</text:p>
          </table:table-cell>
          <table:table-cell table:formula="of:=AVERAGE([.L6];[.L15];[.L24];[.L33];[.L42])" office:value-type="float" office:value="0.0564467263610582" calcext:value-type="float">
            <text:p>0,0564467263610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.00.0000</text:date>, <text:time style:data-style-name="N2" text:time-value="17:54:20.97112804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7:43:31.327111218</meta:creation-date>
    <dc:date>2020-10-06T11:53:46.510939923</dc:date>
    <meta:editing-duration>PT19H26M26S</meta:editing-duration>
    <meta:editing-cycles>21</meta:editing-cycles>
    <meta:generator>LibreOffice/6.0.7.3$Linux_X86_64 LibreOffice_project/00m0$Build-3</meta:generator>
    <meta:document-statistic meta:table-count="1" meta:cell-count="4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minimum="0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/>
      <style:graphic-properties svg:stroke-width="0.08cm" svg:stroke-color="#62a73b" draw:fill-color="#62a73b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title svg:x="2.112cm" svg:y="0.316cm" chart:style-name="ch2">
          <text:p>StdDev of Mean Latencies of JVM, GVM and Native Image</text:p>
        </chart:title>
        <chart:subtitle svg:x="5.604cm" svg:y="1.275cm" chart:style-name="ch3">
          <text:p>of Time Windows 51 to 100</text:p>
        </chart:subtitle>
        <chart:legend chart:legend-position="end" svg:x="13.868cm" svg:y="3.706cm" style:legend-expansion="high" chart:style-name="ch4"/>
        <chart:plot-area chart:style-name="ch5" table:cell-range-address="Tabelle1.A48:Tabelle1.D52 Tabelle1.B47:Tabelle1.D47" chart:data-source-has-labels="row" svg:x="1.331cm" svg:y="2.138cm" svg:width="12.217cm" svg:height="5.707cm">
          <chartooo:coordinate-region svg:x="2.878cm" svg:y="2.337cm" svg:width="9.927cm" svg:height="4.861cm"/>
          <chart:axis chart:dimension="x" chart:name="primary-x" chart:style-name="ch6">
            <chart:title svg:x="6.641cm" svg:y="8.025cm" chart:style-name="ch7">
              <text:p>Input Rate</text:p>
            </chart:title>
          </chart:axis>
          <chart:axis chart:dimension="y" chart:name="primary-y" chart:style-name="ch8">
            <chart:title svg:x="0.451cm" svg:y="5.948cm" chart:style-name="ch9">
              <text:p>Latency [ms]</text:p>
            </chart:title>
            <chart:grid chart:style-name="ch10" chart:class="major"/>
          </chart:axis>
          <chart:series chart:style-name="ch11" chart:values-cell-range-address="Tabelle1.B48:Tabelle1.B52" chart:label-cell-address="Tabelle1.B47:Tabelle1.B47" chart:class="chart:scatter">
            <chart:domain table:cell-range-address="Tabelle1.A48:Tabelle1.A52"/>
            <chart:data-point chart:repeated="5"/>
          </chart:series>
          <chart:series chart:style-name="ch12" chart:values-cell-range-address="Tabelle1.C48:Tabelle1.C52" chart:label-cell-address="Tabelle1.C47:Tabelle1.C47" chart:class="chart:scatter">
            <chart:data-point chart:repeated="5"/>
          </chart:series>
          <chart:series chart:style-name="ch13" chart:values-cell-range-address="Tabelle1.D48:Tabelle1.D52" chart:label-cell-address="Tabelle1.D47:Tabelle1.D4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47:Tabelle1.B47</svg:desc>
                </draw:g>
              </table:table-cell>
              <table:table-cell office:value-type="string">
                <text:p>NI</text:p>
                <draw:g>
                  <svg:desc>Tabelle1.C47:Tabelle1.C47</svg:desc>
                </draw:g>
              </table:table-cell>
              <table:table-cell office:value-type="string">
                <text:p>GVM</text:p>
                <draw:g>
                  <svg:desc>Tabelle1.D47:Tabelle1.D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Tabelle1.A48:Tabelle1.A52</svg:desc>
                </draw:g>
              </table:table-cell>
              <table:table-cell office:value-type="float" office:value="12829871.5255842">
                <text:p>12829871.5255842</text:p>
                <draw:g>
                  <svg:desc>Tabelle1.B48:Tabelle1.B52</svg:desc>
                </draw:g>
              </table:table-cell>
              <table:table-cell office:value-type="float" office:value="11184890.704164">
                <text:p>11184890.704164</text:p>
                <draw:g>
                  <svg:desc>Tabelle1.C48:Tabelle1.C52</svg:desc>
                </draw:g>
              </table:table-cell>
              <table:table-cell office:value-type="float" office:value="11677355.8072315">
                <text:p>11677355.8072315</text:p>
                <draw:g>
                  <svg:desc>Tabelle1.D48:Tabelle1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6059269.09365511">
                <text:p>6059269.09365511</text:p>
              </table:table-cell>
              <table:table-cell office:value-type="float" office:value="7539426.46725471">
                <text:p>7539426.46725471</text:p>
              </table:table-cell>
              <table:table-cell office:value-type="float" office:value="5149667.33171628">
                <text:p>5149667.331716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3812880.98997409">
                <text:p>3812880.98997409</text:p>
              </table:table-cell>
              <table:table-cell office:value-type="float" office:value="2065771.94576662">
                <text:p>2065771.94576662</text:p>
              </table:table-cell>
              <table:table-cell office:value-type="float" office:value="4003019.44992622">
                <text:p>4003019.44992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1833972.67053358">
                <text:p>1833972.67053358</text:p>
              </table:table-cell>
              <table:table-cell office:value-type="float" office:value="2145499.60845794">
                <text:p>2145499.60845794</text:p>
              </table:table-cell>
              <table:table-cell office:value-type="float" office:value="1746379.29554197">
                <text:p>1746379.295541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1153534.40160679">
                <text:p>1153534.40160679</text:p>
              </table:table-cell>
              <table:table-cell office:value-type="float" office:value="2090126.60028484">
                <text:p>2090126.60028484</text:p>
              </table:table-cell>
              <table:table-cell office:value-type="float" office:value="1054294.20724288">
                <text:p>1054294.20724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minimum="0" chart:maximum="8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/>
      <style:graphic-properties svg:stroke-width="0.08cm" svg:stroke-color="#62a73b" draw:fill-color="#62a73b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44cm" svg:y="0.316cm" chart:style-name="ch2">
          <text:p>Mean %CPU Usage of JVM, GVM and Native Image</text:p>
        </chart:title>
        <chart:subtitle svg:x="5.601cm" svg:y="1.275cm" chart:style-name="ch3">
          <text:p>of Time Windows 51 to 100</text:p>
        </chart:subtitle>
        <chart:legend chart:legend-position="end" svg:x="13.862cm" svg:y="3.703cm" style:legend-expansion="high" chart:style-name="ch4"/>
        <chart:plot-area chart:style-name="ch5" table:cell-range-address="Tabelle1.E48:Tabelle1.H52 Tabelle1.F47:Tabelle1.H47" chart:data-source-has-labels="row" svg:x="1.331cm" svg:y="2.138cm" svg:width="12.211cm" svg:height="5.701cm">
          <chartooo:coordinate-region svg:x="1.767cm" svg:y="2.338cm" svg:width="11.218cm" svg:height="4.854cm"/>
          <chart:axis chart:dimension="x" chart:name="primary-x" chart:style-name="ch6">
            <chart:title svg:x="6.638cm" svg:y="8.019cm" chart:style-name="ch7">
              <text:p>Input Rate</text:p>
            </chart:title>
          </chart:axis>
          <chart:axis chart:dimension="y" chart:name="primary-y" chart:style-name="ch8">
            <chart:title svg:x="0.451cm" svg:y="5.535cm" chart:style-name="ch9">
              <text:p>%CPU</text:p>
            </chart:title>
            <chart:grid chart:style-name="ch10" chart:class="major"/>
          </chart:axis>
          <chart:series chart:style-name="ch11" chart:values-cell-range-address="Tabelle1.F48:Tabelle1.F52" chart:label-cell-address="Tabelle1.F47:Tabelle1.F47" chart:class="chart:scatter">
            <chart:domain table:cell-range-address="Tabelle1.E48:Tabelle1.E52"/>
            <chart:data-point chart:repeated="5"/>
          </chart:series>
          <chart:series chart:style-name="ch12" chart:values-cell-range-address="Tabelle1.G48:Tabelle1.G52" chart:label-cell-address="Tabelle1.G47:Tabelle1.G47" chart:class="chart:scatter">
            <chart:data-point chart:repeated="5"/>
          </chart:series>
          <chart:series chart:style-name="ch13" chart:values-cell-range-address="Tabelle1.H48:Tabelle1.H52" chart:label-cell-address="Tabelle1.H47:Tabelle1.H4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JVM</text:p>
                <draw:g>
                  <svg:desc>Tabelle1.F47:Tabelle1.F47</svg:desc>
                </draw:g>
              </table:table-cell>
              <table:table-cell office:value-type="string">
                <text:p>NI</text:p>
                <draw:g>
                  <svg:desc>Tabelle1.G47:Tabelle1.G47</svg:desc>
                </draw:g>
              </table:table-cell>
              <table:table-cell office:value-type="string">
                <text:p>GVM</text:p>
                <draw:g>
                  <svg:desc>Tabelle1.H47:Tabelle1.H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Tabelle1.E48:Tabelle1.E52</svg:desc>
                </draw:g>
              </table:table-cell>
              <table:table-cell office:value-type="float" office:value="3.41215475637276">
                <text:p>3.41215475637276</text:p>
                <draw:g>
                  <svg:desc>Tabelle1.F48:Tabelle1.F52</svg:desc>
                </draw:g>
              </table:table-cell>
              <table:table-cell office:value-type="float" office:value="2.75178580324156">
                <text:p>2.75178580324156</text:p>
                <draw:g>
                  <svg:desc>Tabelle1.G48:Tabelle1.G52</svg:desc>
                </draw:g>
              </table:table-cell>
              <table:table-cell office:value-type="float" office:value="4.43778631041436">
                <text:p>4.43778631041436</text:p>
                <draw:g>
                  <svg:desc>Tabelle1.H48:Tabelle1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3.8169533462741">
                <text:p>3.8169533462741</text:p>
              </table:table-cell>
              <table:table-cell office:value-type="float" office:value="4.64018401098166">
                <text:p>4.64018401098166</text:p>
              </table:table-cell>
              <table:table-cell office:value-type="float" office:value="4.87676139319949">
                <text:p>4.87676139319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4.63699040424958">
                <text:p>4.63699040424958</text:p>
              </table:table-cell>
              <table:table-cell office:value-type="float" office:value="2.74967902362274">
                <text:p>2.74967902362274</text:p>
              </table:table-cell>
              <table:table-cell office:value-type="float" office:value="6.53321129052844">
                <text:p>6.53321129052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4.27028641241348">
                <text:p>4.27028641241348</text:p>
              </table:table-cell>
              <table:table-cell office:value-type="float" office:value="1.01571108859036">
                <text:p>1.01571108859036</text:p>
              </table:table-cell>
              <table:table-cell office:value-type="float" office:value="4.68623875538549">
                <text:p>4.68623875538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2.96170634517449">
                <text:p>2.96170634517449</text:p>
              </table:table-cell>
              <table:table-cell office:value-type="float" office:value="0.936818378544531">
                <text:p>0.936818378544531</text:p>
              </table:table-cell>
              <table:table-cell office:value-type="float" office:value="4.88610669290123">
                <text:p>4.886106692901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minimum="0" chart:maximum="8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62a73b" draw:fill-color="#62a73b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title svg:x="2.693cm" svg:y="0.316cm" chart:style-name="ch2">
          <text:p>Mean %MEM Usage of JVM, GVM and Native Image</text:p>
        </chart:title>
        <chart:subtitle svg:x="5.603cm" svg:y="1.275cm" chart:style-name="ch3">
          <text:p>of Time Windows 51 to 100</text:p>
        </chart:subtitle>
        <chart:legend chart:legend-position="end" svg:x="13.867cm" svg:y="3.706cm" style:legend-expansion="high" chart:style-name="ch4"/>
        <chart:plot-area chart:style-name="ch5" table:cell-range-address="Tabelle1.I48:Tabelle1.L52 Tabelle1.J47:Tabelle1.L47" chart:data-source-has-labels="row" svg:x="1.331cm" svg:y="2.138cm" svg:width="12.216cm" svg:height="5.707cm">
          <chartooo:coordinate-region svg:x="2.243cm" svg:y="2.337cm" svg:width="10.747cm" svg:height="4.861cm"/>
          <chart:axis chart:dimension="x" chart:name="primary-x" chart:style-name="ch6">
            <chart:title svg:x="6.641cm" svg:y="8.025cm" chart:style-name="ch7">
              <text:p>Input Rate</text:p>
            </chart:title>
          </chart:axis>
          <chart:axis chart:dimension="y" chart:name="primary-y" chart:style-name="ch8">
            <chart:title svg:x="0.451cm" svg:y="5.564cm" chart:style-name="ch9">
              <text:p>%MEM</text:p>
            </chart:title>
            <chart:grid chart:style-name="ch10" chart:class="major"/>
          </chart:axis>
          <chart:series chart:style-name="ch11" chart:values-cell-range-address="Tabelle1.J48:Tabelle1.J52" chart:label-cell-address="Tabelle1.J47:Tabelle1.J47" chart:class="chart:scatter">
            <chart:domain table:cell-range-address="Tabelle1.I48:Tabelle1.I52"/>
            <chart:data-point chart:repeated="5"/>
          </chart:series>
          <chart:series chart:style-name="ch12" chart:values-cell-range-address="Tabelle1.K48:Tabelle1.K52" chart:label-cell-address="Tabelle1.K47:Tabelle1.K47" chart:class="chart:scatter">
            <chart:data-point chart:repeated="5"/>
          </chart:series>
          <chart:series chart:style-name="ch13" chart:values-cell-range-address="Tabelle1.L48:Tabelle1.L52" chart:label-cell-address="Tabelle1.L47:Tabelle1.L4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JVM</text:p>
                <draw:g>
                  <svg:desc>Tabelle1.J47:Tabelle1.J47</svg:desc>
                </draw:g>
              </table:table-cell>
              <table:table-cell office:value-type="string">
                <text:p>NI</text:p>
                <draw:g>
                  <svg:desc>Tabelle1.K47:Tabelle1.K47</svg:desc>
                </draw:g>
              </table:table-cell>
              <table:table-cell office:value-type="string">
                <text:p>GVM</text:p>
                <draw:g>
                  <svg:desc>Tabelle1.L47:Tabelle1.L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Tabelle1.I48:Tabelle1.I52</svg:desc>
                </draw:g>
              </table:table-cell>
              <table:table-cell office:value-type="float" office:value="0.0339336326910888">
                <text:p>0.0339336326910888</text:p>
                <draw:g>
                  <svg:desc>Tabelle1.J48:Tabelle1.J52</svg:desc>
                </draw:g>
              </table:table-cell>
              <table:table-cell office:value-type="float" office:value="0">
                <text:p>0</text:p>
                <draw:g>
                  <svg:desc>Tabelle1.K48:Tabelle1.K52</svg:desc>
                </draw:g>
              </table:table-cell>
              <table:table-cell office:value-type="float" office:value="0.198250164544848">
                <text:p>0.198250164544848</text:p>
                <draw:g>
                  <svg:desc>Tabelle1.L48:Tabelle1.L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0.0486407419226248">
                <text:p>0.0486407419226248</text:p>
              </table:table-cell>
              <table:table-cell office:value-type="float" office:value="0">
                <text:p>0</text:p>
              </table:table-cell>
              <table:table-cell office:value-type="float" office:value="0.0446993860099084">
                <text:p>0.0446993860099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0.113504195603751">
                <text:p>0.113504195603751</text:p>
              </table:table-cell>
              <table:table-cell office:value-type="float" office:value="0">
                <text:p>0</text:p>
              </table:table-cell>
              <table:table-cell office:value-type="float" office:value="0.0266438705131622">
                <text:p>0.0266438705131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0.109518333336292">
                <text:p>0.109518333336292</text:p>
              </table:table-cell>
              <table:table-cell office:value-type="float" office:value="0">
                <text:p>0</text:p>
              </table:table-cell>
              <table:table-cell office:value-type="float" office:value="0.0159734061495705">
                <text:p>0.0159734061495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0.322351921487384">
                <text:p>0.322351921487384</text:p>
              </table:table-cell>
              <table:table-cell office:value-type="float" office:value="0">
                <text:p>0</text:p>
              </table:table-cell>
              <table:table-cell office:value-type="float" office:value="0.0564467263610582">
                <text:p>0.05644672636105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